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9.91pt" svg:y="282.19pt">
            <loext:p draw:notify-on-update-of-ranges="Sheet1.H4:Sheet1.K4 Sheet1.H16:Sheet1.K16 Sheet1.H17:Sheet1.K17 Sheet1.H17:Sheet1.K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icroseconds</text:p>
          </table:table-cell>
          <table:table-cell table:number-columns-repeated="4"/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36015" calcext:value-type="float">
            <text:p>36015</text:p>
          </table:table-cell>
          <table:table-cell office:value-type="float" office:value="1455940" calcext:value-type="float">
            <text:p>1455940</text:p>
          </table:table-cell>
          <table:table-cell office:value-type="float" office:value="605901" calcext:value-type="float">
            <text:p>605901</text:p>
          </table:table-cell>
          <table:table-cell/>
          <table:table-cell table:formula="of:=[.C5]/1000000" office:value-type="float" office:value="0.000314" calcext:value-type="float">
            <text:p>0.000314</text:p>
          </table:table-cell>
          <table:table-cell table:formula="of:=[.D5]/1000000" office:value-type="float" office:value="0.036015" calcext:value-type="float">
            <text:p>0.036015</text:p>
          </table:table-cell>
          <table:table-cell table:formula="of:=[.E5]/1000000" office:value-type="float" office:value="1.45594" calcext:value-type="float">
            <text:p>1.45594</text:p>
          </table:table-cell>
          <table:table-cell table:formula="of:=[.F5]/1000000" office:value-type="float" office:value="0.605901" calcext:value-type="float">
            <text:p>0.605901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34609" calcext:value-type="float">
            <text:p>34609</text:p>
          </table:table-cell>
          <table:table-cell office:value-type="float" office:value="1438497" calcext:value-type="float">
            <text:p>1438497</text:p>
          </table:table-cell>
          <table:table-cell office:value-type="float" office:value="597807" calcext:value-type="float">
            <text:p>597807</text:p>
          </table:table-cell>
          <table:table-cell/>
          <table:table-cell table:formula="of:=[.C6]/1000000" office:value-type="float" office:value="0.000279" calcext:value-type="float">
            <text:p>0.000279</text:p>
          </table:table-cell>
          <table:table-cell table:formula="of:=[.D6]/1000000" office:value-type="float" office:value="0.034609" calcext:value-type="float">
            <text:p>0.034609</text:p>
          </table:table-cell>
          <table:table-cell table:formula="of:=[.E6]/1000000" office:value-type="float" office:value="1.438497" calcext:value-type="float">
            <text:p>1.438497</text:p>
          </table:table-cell>
          <table:table-cell table:formula="of:=[.F6]/1000000" office:value-type="float" office:value="0.597807" calcext:value-type="float">
            <text:p>0.597807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4128" calcext:value-type="float">
            <text:p>34128</text:p>
          </table:table-cell>
          <table:table-cell office:value-type="float" office:value="1494757" calcext:value-type="float">
            <text:p>1494757</text:p>
          </table:table-cell>
          <table:table-cell office:value-type="float" office:value="591316" calcext:value-type="float">
            <text:p>591316</text:p>
          </table:table-cell>
          <table:table-cell/>
          <table:table-cell table:formula="of:=[.C7]/1000000" office:value-type="float" office:value="0.00027" calcext:value-type="float">
            <text:p>0.00027</text:p>
          </table:table-cell>
          <table:table-cell table:formula="of:=[.D7]/1000000" office:value-type="float" office:value="0.034128" calcext:value-type="float">
            <text:p>0.034128</text:p>
          </table:table-cell>
          <table:table-cell table:formula="of:=[.E7]/1000000" office:value-type="float" office:value="1.494757" calcext:value-type="float">
            <text:p>1.494757</text:p>
          </table:table-cell>
          <table:table-cell table:formula="of:=[.F7]/1000000" office:value-type="float" office:value="0.591316" calcext:value-type="float">
            <text:p>0.591316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33777" calcext:value-type="float">
            <text:p>33777</text:p>
          </table:table-cell>
          <table:table-cell office:value-type="float" office:value="1494487" calcext:value-type="float">
            <text:p>1494487</text:p>
          </table:table-cell>
          <table:table-cell office:value-type="float" office:value="607346" calcext:value-type="float">
            <text:p>607346</text:p>
          </table:table-cell>
          <table:table-cell/>
          <table:table-cell table:formula="of:=[.C8]/1000000" office:value-type="float" office:value="0.000268" calcext:value-type="float">
            <text:p>0.000268</text:p>
          </table:table-cell>
          <table:table-cell table:formula="of:=[.D8]/1000000" office:value-type="float" office:value="0.033777" calcext:value-type="float">
            <text:p>0.033777</text:p>
          </table:table-cell>
          <table:table-cell table:formula="of:=[.E8]/1000000" office:value-type="float" office:value="1.494487" calcext:value-type="float">
            <text:p>1.494487</text:p>
          </table:table-cell>
          <table:table-cell table:formula="of:=[.F8]/1000000" office:value-type="float" office:value="0.607346" calcext:value-type="float">
            <text:p>0.607346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3633" calcext:value-type="float">
            <text:p>33633</text:p>
          </table:table-cell>
          <table:table-cell office:value-type="float" office:value="1413879" calcext:value-type="float">
            <text:p>1413879</text:p>
          </table:table-cell>
          <table:table-cell office:value-type="float" office:value="600272" calcext:value-type="float">
            <text:p>600272</text:p>
          </table:table-cell>
          <table:table-cell/>
          <table:table-cell table:formula="of:=[.C9]/1000000" office:value-type="float" office:value="0.00027" calcext:value-type="float">
            <text:p>0.00027</text:p>
          </table:table-cell>
          <table:table-cell table:formula="of:=[.D9]/1000000" office:value-type="float" office:value="0.033633" calcext:value-type="float">
            <text:p>0.033633</text:p>
          </table:table-cell>
          <table:table-cell table:formula="of:=[.E9]/1000000" office:value-type="float" office:value="1.413879" calcext:value-type="float">
            <text:p>1.413879</text:p>
          </table:table-cell>
          <table:table-cell table:formula="of:=[.F9]/1000000" office:value-type="float" office:value="0.600272" calcext:value-type="float">
            <text:p>0.600272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33446" calcext:value-type="float">
            <text:p>33446</text:p>
          </table:table-cell>
          <table:table-cell office:value-type="float" office:value="1409610" calcext:value-type="float">
            <text:p>1409610</text:p>
          </table:table-cell>
          <table:table-cell office:value-type="float" office:value="562017" calcext:value-type="float">
            <text:p>562017</text:p>
          </table:table-cell>
          <table:table-cell/>
          <table:table-cell table:formula="of:=[.C10]/1000000" office:value-type="float" office:value="0.000292" calcext:value-type="float">
            <text:p>0.000292</text:p>
          </table:table-cell>
          <table:table-cell table:formula="of:=[.D10]/1000000" office:value-type="float" office:value="0.033446" calcext:value-type="float">
            <text:p>0.033446</text:p>
          </table:table-cell>
          <table:table-cell table:formula="of:=[.E10]/1000000" office:value-type="float" office:value="1.40961" calcext:value-type="float">
            <text:p>1.40961</text:p>
          </table:table-cell>
          <table:table-cell table:formula="of:=[.F10]/1000000" office:value-type="float" office:value="0.562017" calcext:value-type="float">
            <text:p>0.562017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3504" calcext:value-type="float">
            <text:p>33504</text:p>
          </table:table-cell>
          <table:table-cell office:value-type="float" office:value="1439220" calcext:value-type="float">
            <text:p>1439220</text:p>
          </table:table-cell>
          <table:table-cell office:value-type="float" office:value="605471" calcext:value-type="float">
            <text:p>605471</text:p>
          </table:table-cell>
          <table:table-cell/>
          <table:table-cell table:formula="of:=[.C11]/1000000" office:value-type="float" office:value="0.000247" calcext:value-type="float">
            <text:p>0.000247</text:p>
          </table:table-cell>
          <table:table-cell table:formula="of:=[.D11]/1000000" office:value-type="float" office:value="0.033504" calcext:value-type="float">
            <text:p>0.033504</text:p>
          </table:table-cell>
          <table:table-cell table:formula="of:=[.E11]/1000000" office:value-type="float" office:value="1.43922" calcext:value-type="float">
            <text:p>1.43922</text:p>
          </table:table-cell>
          <table:table-cell table:formula="of:=[.F11]/1000000" office:value-type="float" office:value="0.605471" calcext:value-type="float">
            <text:p>0.605471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32729" calcext:value-type="float">
            <text:p>32729</text:p>
          </table:table-cell>
          <table:table-cell office:value-type="float" office:value="1385553" calcext:value-type="float">
            <text:p>1385553</text:p>
          </table:table-cell>
          <table:table-cell office:value-type="float" office:value="607957" calcext:value-type="float">
            <text:p>607957</text:p>
          </table:table-cell>
          <table:table-cell/>
          <table:table-cell table:formula="of:=[.C12]/1000000" office:value-type="float" office:value="0.000231" calcext:value-type="float">
            <text:p>0.000231</text:p>
          </table:table-cell>
          <table:table-cell table:formula="of:=[.D12]/1000000" office:value-type="float" office:value="0.032729" calcext:value-type="float">
            <text:p>0.032729</text:p>
          </table:table-cell>
          <table:table-cell table:formula="of:=[.E12]/1000000" office:value-type="float" office:value="1.385553" calcext:value-type="float">
            <text:p>1.385553</text:p>
          </table:table-cell>
          <table:table-cell table:formula="of:=[.F12]/1000000" office:value-type="float" office:value="0.607957" calcext:value-type="float">
            <text:p>0.607957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33394" calcext:value-type="float">
            <text:p>33394</text:p>
          </table:table-cell>
          <table:table-cell office:value-type="float" office:value="1459867" calcext:value-type="float">
            <text:p>1459867</text:p>
          </table:table-cell>
          <table:table-cell office:value-type="float" office:value="567978" calcext:value-type="float">
            <text:p>567978</text:p>
          </table:table-cell>
          <table:table-cell/>
          <table:table-cell table:formula="of:=[.C13]/1000000" office:value-type="float" office:value="0.000261" calcext:value-type="float">
            <text:p>0.000261</text:p>
          </table:table-cell>
          <table:table-cell table:formula="of:=[.D13]/1000000" office:value-type="float" office:value="0.033394" calcext:value-type="float">
            <text:p>0.033394</text:p>
          </table:table-cell>
          <table:table-cell table:formula="of:=[.E13]/1000000" office:value-type="float" office:value="1.459867" calcext:value-type="float">
            <text:p>1.459867</text:p>
          </table:table-cell>
          <table:table-cell table:formula="of:=[.F13]/1000000" office:value-type="float" office:value="0.567978" calcext:value-type="float">
            <text:p>0.567978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33353" calcext:value-type="float">
            <text:p>33353</text:p>
          </table:table-cell>
          <table:table-cell office:value-type="float" office:value="1466785" calcext:value-type="float">
            <text:p>1466785</text:p>
          </table:table-cell>
          <table:table-cell office:value-type="float" office:value="579737" calcext:value-type="float">
            <text:p>579737</text:p>
          </table:table-cell>
          <table:table-cell/>
          <table:table-cell table:formula="of:=[.C14]/1000000" office:value-type="float" office:value="0.000263" calcext:value-type="float">
            <text:p>0.000263</text:p>
          </table:table-cell>
          <table:table-cell table:formula="of:=[.D14]/1000000" office:value-type="float" office:value="0.033353" calcext:value-type="float">
            <text:p>0.033353</text:p>
          </table:table-cell>
          <table:table-cell table:formula="of:=[.E14]/1000000" office:value-type="float" office:value="1.466785" calcext:value-type="float">
            <text:p>1.466785</text:p>
          </table:table-cell>
          <table:table-cell table:formula="of:=[.F14]/1000000" office:value-type="float" office:value="0.579737" calcext:value-type="float">
            <text:p>0.5797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:.C14])" office:value-type="float" office:value="269.5" calcext:value-type="float">
            <text:p>269.5</text:p>
          </table:table-cell>
          <table:table-cell table:formula="of:=AVERAGE([.D5:.D14])" office:value-type="float" office:value="33858.8" calcext:value-type="float">
            <text:p>33858.8</text:p>
          </table:table-cell>
          <table:table-cell table:formula="of:=AVERAGE([.E5:.E14])" office:value-type="float" office:value="1445859.5" calcext:value-type="float">
            <text:p>1445859.5</text:p>
          </table:table-cell>
          <table:table-cell table:formula="of:=AVERAGE([.F5:.F14])" office:value-type="float" office:value="592580.2" calcext:value-type="float">
            <text:p>592580.2</text:p>
          </table:table-cell>
          <table:table-cell/>
          <table:table-cell table:formula="of:=AVERAGE([.H5:.H14])" office:value-type="float" office:value="0.0002695" calcext:value-type="float">
            <text:p>0.0002695</text:p>
          </table:table-cell>
          <table:table-cell table:formula="of:=AVERAGE([.I5:.I14])" office:value-type="float" office:value="0.0338588" calcext:value-type="float">
            <text:p>0.0338588</text:p>
          </table:table-cell>
          <table:table-cell table:formula="of:=AVERAGE([.J5:.J14])" office:value-type="float" office:value="1.4458595" calcext:value-type="float">
            <text:p>1.4458595</text:p>
          </table:table-cell>
          <table:table-cell table:formula="of:=AVERAGE([.K5:.K14])" office:value-type="float" office:value="0.5925802" calcext:value-type="float">
            <text:p>0.5925802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5:.C14])" office:value-type="float" office:value="22.8095983694974" calcext:value-type="float">
            <text:p>22.8095983694974</text:p>
          </table:table-cell>
          <table:table-cell table:formula="of:=STDEV([.D5:.D14])" office:value-type="float" office:value="905.952635504626" calcext:value-type="float">
            <text:p>905.952635504626</text:p>
          </table:table-cell>
          <table:table-cell table:formula="of:=STDEV([.E5:.E14])" office:value-type="float" office:value="35844.1755511888" calcext:value-type="float">
            <text:p>35844.1755511888</text:p>
          </table:table-cell>
          <table:table-cell table:formula="of:=STDEV([.F5:.F14])" office:value-type="float" office:value="16965.6447550795" calcext:value-type="float">
            <text:p>16965.6447550795</text:p>
          </table:table-cell>
          <table:table-cell/>
          <table:table-cell table:formula="of:=STDEV([.H5:.H14])" office:value-type="float" office:value="0.0000228095983694974" calcext:value-type="float">
            <text:p>2.28095983694974E-05</text:p>
          </table:table-cell>
          <table:table-cell table:formula="of:=STDEV([.I5:.I14])" office:value-type="float" office:value="0.000905952635504626" calcext:value-type="float">
            <text:p>0.000905952635505</text:p>
          </table:table-cell>
          <table:table-cell table:formula="of:=STDEV([.J5:.J14])" office:value-type="float" office:value="0.0358441755511888" calcext:value-type="float">
            <text:p>0.035844175551189</text:p>
          </table:table-cell>
          <table:table-cell table:formula="of:=STDEV([.K5:.K14])" office:value-type="float" office:value="0.0169656447550795" calcext:value-type="float">
            <text:p>0.01696564475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07:52.937176797</meta:creation-date>
    <meta:generator>LibreOffice/5.2.7.2$Linux_X86_64 LibreOffice_project/20m0$Build-2</meta:generator>
    <dc:date>2017-11-22T19:45:55.139265822</dc:date>
    <meta:editing-duration>PT27M48S</meta:editing-duration>
    <meta:editing-cycles>9</meta:editing-cycles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H17:Sheet1.K17" chart:error-lower-range="Sheet1.H17:Sheet1.K17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error-category="cell-range" chart:error-upper-range="Sheet1.H17:Sheet1.K17" chart:error-lower-range="Sheet1.H17:Sheet1.K17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H17:Sheet1.K17" chart:error-lower-range="Sheet1.H17:Sheet1.K17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H4:Sheet1.K4 Sheet1.H16:Sheet1.K16" chart:data-source-has-labels="row" svg:x="0.32cm" svg:y="0.18cm" svg:width="15.36cm" svg:height="8.64cm">
          <chartooo:coordinate-region svg:x="1.603cm" svg:y="0.379cm" svg:width="14.077cm" svg:height="7.794cm"/>
          <chart:axis chart:dimension="x" chart:name="primary-x" chart:style-name="ch3" chartooo:axis-type="auto">
            <chartooo:date-scale/>
            <chart:categories table:cell-range-address="Sheet1.H4:Sheet1.K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6:Sheet1.K16" chart:class="chart:bar">
            <chart:error-indicator chart:style-name="ch7" chart:dimension="y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1.H4:Sheet1.K4</svg:desc>
                </draw:g>
              </table:table-cell>
              <table:table-cell office:value-type="string">
                <text:p>Hermitux</text:p>
              </table:table-cell>
              <table:table-cell office:value-type="string">
                <text:p>Osv</text:p>
              </table:table-cell>
              <table:table-cell office:value-type="string">
                <text:p>Rump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2695">
                <text:p>0.0002695</text:p>
                <draw:g>
                  <svg:desc>Sheet1.H16:Sheet1.K16</svg:desc>
                </draw:g>
              </table:table-cell>
              <table:table-cell office:value-type="float" office:value="0.0338588">
                <text:p>0.0338588</text:p>
              </table:table-cell>
              <table:table-cell office:value-type="float" office:value="1.4458595">
                <text:p>1.4458595</text:p>
              </table:table-cell>
              <table:table-cell office:value-type="float" office:value="0.5925802">
                <text:p>0.592580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000228095983694974">
                <text:p>0.0000228095983694974</text:p>
                <draw:g>
                  <svg:desc>Sheet1.H17:Sheet1.K17</svg:desc>
                </draw:g>
              </table:table-cell>
              <table:table-cell office:value-type="float" office:value="0.000905952635504626">
                <text:p>0.000905952635504626</text:p>
              </table:table-cell>
              <table:table-cell office:value-type="float" office:value="0.0358441755511888">
                <text:p>0.0358441755511888</text:p>
              </table:table-cell>
              <table:table-cell office:value-type="float" office:value="0.0169656447550795">
                <text:p>0.016965644755079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000228095983694974">
                <text:p>0.0000228095983694974</text:p>
                <draw:g>
                  <svg:desc>Sheet1.H17:Sheet1.K17</svg:desc>
                </draw:g>
              </table:table-cell>
              <table:table-cell office:value-type="float" office:value="0.000905952635504626">
                <text:p>0.000905952635504626</text:p>
              </table:table-cell>
              <table:table-cell office:value-type="float" office:value="0.0358441755511888">
                <text:p>0.0358441755511888</text:p>
              </table:table-cell>
              <table:table-cell office:value-type="float" office:value="0.0169656447550795">
                <text:p>0.0169656447550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